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35cm"/>
        </style:tab-stops>
      </style:paragraph-properties>
      <style:text-properties style:font-name="Arial" style:font-name-complex="Arial"/>
    </style:style>
    <style:style style:name="P2" style:family="paragraph" style:parent-style-name="Standard">
      <style:paragraph-properties>
        <style:tab-stops>
          <style:tab-stop style:position="6.35cm"/>
        </style:tab-stops>
      </style:paragraph-properties>
      <style:text-properties style:font-name="Arial" officeooo:paragraph-rsid="000e167b" style:font-name-complex="Arial"/>
    </style:style>
    <style:style style:name="P3" style:family="paragraph" style:parent-style-name="Standard">
      <style:paragraph-properties>
        <style:tab-stops>
          <style:tab-stop style:position="6.35cm"/>
        </style:tab-stops>
      </style:paragraph-properties>
      <style:text-properties style:font-name="Arial" fo:language="fr" fo:country="FR" style:font-name-complex="Arial"/>
    </style:style>
    <style:style style:name="P4" style:family="paragraph" style:parent-style-name="Standard">
      <style:paragraph-properties>
        <style:tab-stops>
          <style:tab-stop style:position="3.5cm"/>
        </style:tab-stops>
      </style:paragraph-properties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3.5cm"/>
        </style:tab-stops>
      </style:paragraph-properties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3.5cm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6.35cm"/>
        </style:tab-stops>
      </style:paragraph-properties>
      <style:text-properties style:font-name="Arial" style:font-name-complex="Arial"/>
    </style:style>
    <style:style style:name="P8" style:family="paragraph" style:parent-style-name="Standard">
      <style:paragraph-properties>
        <style:tab-stops>
          <style:tab-stop style:position="6.35cm"/>
        </style:tab-stops>
      </style:paragraph-properties>
      <style:text-properties style:font-name="Arial" officeooo:paragraph-rsid="00115fe9" style:font-name-complex="Arial"/>
    </style:style>
    <style:style style:name="T1" style:family="text">
      <style:text-properties style:font-name-asian="Arial"/>
    </style:style>
    <style:style style:name="T2" style:family="text">
      <style:text-properties officeooo:rsid="00115fe9" style:font-name-asian="Arial"/>
    </style:style>
    <style:style style:name="T3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e167b"/>
    </style:style>
    <style:style style:name="T5" style:family="text">
      <style:text-properties officeooo:rsid="0010924b"/>
    </style:style>
    <style:style style:name="T6" style:family="text">
      <style:text-properties officeooo:rsid="00115f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kument:<text:tab/>j-lawyer–alle Platzhalter.odt</text:p>
      <text:p text:style-name="P6"><text:span text:style-name="T3">Autor:<text:tab/>Jens Kutschke, </text:span><text:a xlink:type="simple" xlink:href="http://www.j-lawyer.org/" text:style-name="Internet_20_link" text:visited-style-name="Visited_20_Internet_20_Link"><text:span text:style-name="T3">http://www.j-lawyer.org</text:span></text:a></text:p>
      <text:p text:style-name="P5">Version:<text:tab/>1.<text:span text:style-name="T5">3</text:span> vom <text:span text:style-name="T5">0</text:span>1.0<text:span text:style-name="T5">9</text:span>.201<text:span text:style-name="T5">8</text:span></text:p>
      <text:p text:style-name="P6"><text:span text:style-name="T3">Lizenz:<text:tab/>Creative Commons, </text:span><text:a xlink:type="simple" xlink:href="http://creativecommons.org/licenses/by-sa/3.0/deed.de" text:style-name="Internet_20_link" text:visited-style-name="Visited_20_Internet_20_Link"><text:span text:style-name="T3">http://creativecommons.org/licenses/by-sa/3.0/deed.de</text:span></text:a></text:p>
      <text:p text:style-name="P5"/>
      <text:p text:style-name="P5"/>
      <text:p text:style-name="P4">Beschreibung:</text:p>
      <text:p text:style-name="P4">Dieses Dokument beinhaltet alle unterstützten Platzhalter für Sie als Referenz.</text:p>
      <text:p text:style-name="P4"/>
      <text:p text:style-name="P7"><text:bookmark-start text:name="DDE_LINK"/>{{PROFIL_FIRMA}}<text:tab/>Profildaten: Firmenbezeichnung</text:p>
      <text:p text:style-name="P7">{{PROFIL_STRASSE}}<text:tab/>Profildaten: Strasse</text:p>
      <text:p text:style-name="P7">{{PROFIL_STRASSE2}}<text:tab/>Profildaten: Adresszusatz</text:p>
      <text:p text:style-name="P7">{{PROFIL_PLZ}}<text:tab/>Profildaten: Postleitzahl</text:p>
      <text:p text:style-name="P7">{{PROFIL_ORT}}<text:tab/>Profildaten: Ort</text:p>
      <text:p text:style-name="P7">{{PROFIL_LAND}}<text:tab/>Profildaten: Land</text:p>
      <text:p text:style-name="P7">{{PROFIL_TEL}}<text:tab/>Profildaten: Telefonnummer</text:p>
      <text:p text:style-name="P7">{{PROFIL_FAX}}<text:tab/>Profildaten: Faxnummer</text:p>
      <text:p text:style-name="P7">{{PROFIL_MOBIL}}<text:tab/>Profildaten: Mobilnummer</text:p>
      <text:p text:style-name="P7">{{PROFIL_EMAIL}}<text:tab/>Profildaten: E-Mailadresse</text:p>
      <text:p text:style-name="P7">{{PROFIL_WWW}}<text:tab/>Profildaten: Internetadresse</text:p>
      <text:p text:style-name="P7"><text:bookmark-end text:name="DDE_LINK"/>{{PROFIL_STNR}}<text:tab/>Profildaten: Steuernummer</text:p>
      <text:p text:style-name="P7">{{PROFIL_BANK}}<text:tab/>Profildaten: Bank</text:p>
      <text:p text:style-name="P7">{{PROFIL_KONTONR}}<text:tab/>Profildaten: Kontonummer</text:p>
      <text:p text:style-name="P7">{{PROFIL_BLZ}}<text:tab/>Profildaten: Bankleitzahl</text:p>
      <text:p text:style-name="P7"/>
      <text:p text:style-name="P7"><text:bookmark-start text:name="__DdeLink__510_956062370"/>{{<text:bookmark-start text:name="KURZDATUM"/>KURZDATUM}}<text:tab/>Datum<text:span text:style-name="T1"> </text:span>in<text:span text:style-name="T1"> </text:span>der<text:span text:style-name="T1"> </text:span>Form<text:span text:style-name="T1"> </text:span>TT.MM.JJJJ</text:p>
      <text:p text:style-name="P1"><text:bookmark-end text:name="KURZDATUM"/>{{<text:bookmark-start text:name="LANGDATUM"/>LANGDATUM}}<text:tab/>Datum<text:span text:style-name="T1"> </text:span>in<text:span text:style-name="T1"> </text:span>der<text:span text:style-name="T1"> </text:span>Form<text:span text:style-name="T1"> </text:span>Wochentag,<text:span text:style-name="T1"> </text:span>TT.MM.JJJJ</text:p>
      <text:p text:style-name="P1">{{DOK_DZ}}<text:tab/>Diktatzeichen des Dokuments</text:p>
      <text:p text:style-name="P1"><text:bookmark text:name="UHRZEIT"/><text:bookmark-start text:name="MANDANT_NR"/><text:bookmark-end text:name="LANGDATUM"/></text:p>
      <text:p text:style-name="P1"><text:bookmark-end text:name="MANDANT_NR"/>{{<text:bookmark-start text:name="MANDANT_NAME"/>MANDANT_NAME}}<text:tab/>Name<text:span text:style-name="T1"> </text:span>des<text:span text:style-name="T1"> </text:span>Mandanten</text:p>
      <text:p text:style-name="P1"><text:bookmark-end text:name="MANDANT_NAME"/>{{<text:bookmark-start text:name="MANDANT_VORNAME"/>MANDANT_VORNAME}}<text:tab/>Vorname<text:span text:style-name="T1"> </text:span>des<text:span text:style-name="T1"> </text:span>Mandanten</text:p>
      <text:p text:style-name="P1">{{MANDANT_FIRMA}}<text:tab/>Firmenbezeichnung</text:p>
      <text:p text:style-name="P1">{{MANDANT_TITEL}}<text:tab/>Titel des Mandanten</text:p>
      <text:p text:style-name="P1"><text:bookmark-end text:name="MANDANT_VORNAME"/>{{<text:bookmark-start text:name="MANDANT_ANREDE"/>MANDANT_ANREDE}}<text:tab/>Anrede<text:span text:style-name="T1"> </text:span>des<text:span text:style-name="T1"> </text:span>Mandanten</text:p>
      <text:p text:style-name="P1"><text:bookmark-end text:name="MANDANT_ANREDE"/>{{<text:bookmark-start text:name="MANDANT_NACHTEXT"/>MANDANT_NACHTEXT}}<text:tab/>Nachtext<text:span text:style-name="T1"> </text:span>des<text:span text:style-name="T1"> </text:span>Mandanten</text:p>
      <text:p text:style-name="P3"><text:bookmark-end text:name="MANDANT_NACHTEXT"/>{{<text:bookmark-start text:name="MANDANT_STRASSE"/>MANDANT_STRASSE}}<text:tab/>Strasse<text:span text:style-name="T1"> </text:span>des<text:span text:style-name="T1"> </text:span>Mandanten</text:p>
      <text:p text:style-name="P3"><text:bookmark-end text:name="MANDANT_STRASSE"/>{{<text:bookmark-start text:name="MANDANT_ORT"/>MANDANT_ORT}}<text:tab/>Ort<text:span text:style-name="T1"> </text:span>des<text:span text:style-name="T1"> </text:span>Mandanten</text:p>
      <text:p text:style-name="P1"><text:bookmark-end text:name="MANDANT_ORT"/>{{<text:bookmark-start text:name="MANDANT_PLZ"/>MANDANT_PLZ}}<text:tab/>Postleitzahl<text:span text:style-name="T1"> </text:span>des<text:span text:style-name="T1"> </text:span>Mandanten</text:p>
      <text:p text:style-name="P1"><text:bookmark-end text:name="MANDANT_PLZ"/>{{<text:bookmark-start text:name="MANDANT_LAND"/>MANDANT_LAND}}<text:tab/>Land<text:span text:style-name="T1"> </text:span>des<text:span text:style-name="T1"> </text:span>Mandanten</text:p>
      <text:p text:style-name="P3"><text:bookmark-end text:name="MANDANT_LAND"/>{{<text:bookmark-start text:name="MANDANT_TEL"/>MANDANT_TEL}}<text:tab/>Telefonnummer<text:span text:style-name="T1"> </text:span>des<text:span text:style-name="T1"> </text:span>Mandanten</text:p>
      <text:p text:style-name="P3">{{MANDANT_MOBIL}}<text:tab/>Mobilnummer<text:span text:style-name="T1"> </text:span>des<text:span text:style-name="T1"> </text:span>Mandanten</text:p>
      <text:p text:style-name="P3"><text:bookmark-end text:name="MANDANT_TEL"/>{{<text:bookmark-start text:name="MANDANT_FAX"/>MANDANT_FAX}}<text:tab/>Faxnummer<text:span text:style-name="T1"> </text:span>des<text:span text:style-name="T1"> </text:span>Mandanten</text:p>
      <text:p text:style-name="P3"><text:bookmark-end text:name="MANDANT_FAX"/>{{<text:bookmark-start text:name="MANDANT_EMAIL"/>MANDANT_EMAIL}}<text:tab/>Emailadresse<text:span text:style-name="T1"> </text:span>des<text:span text:style-name="T1"> </text:span>Mandanten</text:p>
      <text:p text:style-name="P3"><text:bookmark-end text:name="MANDANT_EMAIL"/>{{<text:bookmark-start text:name="MANDANT_WWW"/>MANDANT_WWW}}<text:tab/>Homepage<text:span text:style-name="T1"> </text:span>des<text:span text:style-name="T1"> </text:span>Mandanten</text:p>
      <text:p text:style-name="P1"><text:bookmark-end text:name="MANDANT_WWW"/>{{<text:bookmark-start text:name="MANDANT_BANK"/>MANDANT_BANK}}<text:tab/>Bank<text:span text:style-name="T1"> </text:span>des<text:span text:style-name="T1"> </text:span>Mandanten</text:p>
      <text:p text:style-name="P1"><text:bookmark-end text:name="MANDANT_BANK"/>{{<text:bookmark-start text:name="MANDANT_BLZ"/>MANDANT_BLZ}}<text:tab/>Bankleitzahl<text:span text:style-name="T1"> </text:span>der<text:span text:style-name="T1"> </text:span>Bank<text:span text:style-name="T1"> </text:span>des<text:span text:style-name="T1"> </text:span>Mandanten</text:p>
      <text:p text:style-name="P1"><text:bookmark-end text:name="MANDANT_BLZ"/>{{<text:bookmark-start text:name="MANDANT_KONTONR"/>MANDANT_KONTONR}}<text:tab/>Kontonummer<text:span text:style-name="T1"> </text:span>des<text:span text:style-name="T1"> </text:span>Mandanten</text:p>
      <text:p text:style-name="P1"><text:bookmark-end text:name="MANDANT_KONTONR"/>{{<text:bookmark-start text:name="MANDANT_RECHTSSCHUTZ"/>MANDANT_RECHTSSCHUTZ<text:bookmark-end text:name="MANDANT_RECHTSSCHUTZ"/>}}<text:tab/>Rechtsschutz<text:span text:style-name="T1"> </text:span>des<text:span text:style-name="T1"> </text:span>Mandanten <text:span text:style-name="T6">(VS-Nr.)</text:span></text:p>
      <text:p text:style-name="P8"><text:soft-page-break/>{{<text:bookmark-start text:name="MANDANT_RECHTSSCHUTZ1"/>MANDANT_VRECHTSSCHUTZ<text:bookmark-end text:name="MANDANT_RECHTSSCHUTZ1"/>}}<text:tab/>Verkehrsrechtsschutz<text:span text:style-name="T1"> </text:span>des<text:span text:style-name="T1"> </text:span>Mandanten <text:span text:style-name="T6">(VS-Nr.)</text:span><text:line-break/>{{<text:bookmark-start text:name="MANDANT_RECHTSSCHUTZ12"/>MANDANT_<text:bookmark-end text:name="MANDANT_RECHTSSCHUTZ12"/><text:span text:style-name="T6">KFZVERS</text:span>}}<text:tab/><text:span text:style-name="T6">Kfz-Versicherung</text:span><text:span text:style-name="T1"> </text:span>des<text:span text:style-name="T1"> </text:span>Mandanten <text:span text:style-name="T6">(VS-Nr.)</text:span></text:p>
      <text:p text:style-name="P1">{{<text:bookmark-start text:name="MANDANT_RECHTSSCHUTZ11"/>MANDANT_<text:bookmark-end text:name="MANDANT_RECHTSSCHUTZ11"/>EIGENE1}}<text:tab/>Eigenes Feld 1</text:p>
      <text:p text:style-name="P1">{{<text:bookmark-start text:name="MANDANT_RECHTSSCHUTZ111"/>MANDANT_<text:bookmark-end text:name="MANDANT_RECHTSSCHUTZ111"/>EIGENE2}}<text:tab/>Eigenes Feld 2</text:p>
      <text:p text:style-name="P1">{{<text:bookmark-start text:name="MANDANT_RECHTSSCHUTZ112"/>MANDANT_<text:bookmark-end text:name="MANDANT_RECHTSSCHUTZ112"/>EIGENE3}}<text:tab/>Eigenes Feld 3</text:p>
      <text:p text:style-name="P1">{{<text:bookmark-start text:name="MANDANT_RECHTSSCHUTZ113"/>MANDANT_<text:bookmark-end text:name="MANDANT_RECHTSSCHUTZ113"/>GEB}}<text:tab/>Geburtsdatum des Mandanten</text:p>
      <text:p text:style-name="P2">{{<text:bookmark-start text:name="MANDANT_RECHTSSCHUTZ1131"/>MANDANT_<text:bookmark-end text:name="MANDANT_RECHTSSCHUTZ1131"/><text:span text:style-name="T4">AKTE_KONTAKT</text:span>}}<text:tab/><text:span text:style-name="T4">Ansprechpartner </text:span>des Mandanten<text:span text:style-name="T4"> innerhalb einer Akte</text:span></text:p>
      <text:p text:style-name="P2">{{<text:bookmark-start text:name="MANDANT_RECHTSSCHUTZ1132"/>MANDANT_<text:bookmark-end text:name="MANDANT_RECHTSSCHUTZ1132"/><text:span text:style-name="T4">AKTE_ZEICHEN</text:span>}}<text:tab/><text:span text:style-name="T4">AZ1/Referenz</text:span> des Mandanten<text:span text:style-name="T4"> innerhalb einer Akte</text:span></text:p>
      <text:p text:style-name="P2">{{<text:bookmark-start text:name="MANDANT_RECHTSSCHUTZ1133"/>MANDANT_<text:bookmark-end text:name="MANDANT_RECHTSSCHUTZ1133"/><text:span text:style-name="T4">AKTE_EIGENE1</text:span>}}<text:tab/><text:span text:style-name="T4">Eigenes Feld 1 des Mandanten innerhalb einer Akte</text:span></text:p>
      <text:p text:style-name="P2">{{<text:bookmark-start text:name="MANDANT_RECHTSSCHUTZ1134"/>MANDANT_<text:bookmark-end text:name="MANDANT_RECHTSSCHUTZ1134"/><text:span text:style-name="T4">AKTE_EIGENE2</text:span>}}<text:tab/><text:span text:style-name="T4">Eigenes Feld 2 des Mandanten innerhalb einer Akte</text:span></text:p>
      <text:p text:style-name="P2">{{<text:bookmark-start text:name="MANDANT_RECHTSSCHUTZ1135"/>MANDANT_<text:bookmark-end text:name="MANDANT_RECHTSSCHUTZ1135"/><text:span text:style-name="T4">AKTE_EIGENE3</text:span>}}<text:tab/><text:span text:style-name="T4">Eigenes Feld 3 des Mandanten innerhalb einer Akte</text:span></text:p>
      <text:p text:style-name="P1"><text:bookmark-start text:name="GEGNER_NR"/></text:p>
      <text:p text:style-name="P1"><text:bookmark-end text:name="GEGNER_NR"/>{{<text:bookmark-start text:name="GEGNER_NAME"/>GEGNER_NAME<text:bookmark-end text:name="GEGNER_NAME"/>}}<text:tab/>Name<text:span text:style-name="T1"> </text:span>des<text:span text:style-name="T1"> </text:span>Gegners</text:p>
      <text:p text:style-name="P1">{{<text:bookmark-start text:name="GEGNER_VORNAME"/>GEGNER_VORNAME<text:bookmark-end text:name="GEGNER_VORNAME"/>}}<text:tab/>Vorname<text:span text:style-name="T1"> </text:span>des<text:span text:style-name="T1"> </text:span>Gegners</text:p>
      <text:p text:style-name="P1">{{GEGNER_FIRMA}}<text:tab/>Firmenbezeichnung</text:p>
      <text:p text:style-name="P1">{{GEGNER_TITEL}}<text:tab/>Titel des Gegners</text:p>
      <text:p text:style-name="P1">{{<text:bookmark-start text:name="GEGNER_ANREDE"/>GEGNER_ANREDE<text:bookmark-end text:name="GEGNER_ANREDE"/>}}<text:tab/>Anrede<text:span text:style-name="T1"> </text:span>des<text:span text:style-name="T1"> </text:span>Gegners</text:p>
      <text:p text:style-name="P1">{{<text:bookmark-start text:name="GEGNER_NACHTEXT"/>GEGNER_NACHTEXT<text:bookmark-end text:name="GEGNER_NACHTEXT"/>}}<text:tab/>Nachtext<text:span text:style-name="T1"> </text:span>des<text:span text:style-name="T1"> </text:span>Gegners</text:p>
      <text:p text:style-name="P1">{{<text:bookmark-start text:name="GEGNER_STRASSE"/>GEGNER_STRASSE<text:bookmark-end text:name="GEGNER_STRASSE"/>}}<text:tab/>Strasse<text:span text:style-name="T1"> </text:span>des<text:span text:style-name="T1"> </text:span>Gegners</text:p>
      <text:p text:style-name="P1">{{<text:bookmark-start text:name="GEGNER_ORT"/>GEGNER_ORT<text:bookmark-end text:name="GEGNER_ORT"/>}}<text:tab/>Ort<text:span text:style-name="T1"> </text:span>des<text:span text:style-name="T1"> </text:span>Gegners</text:p>
      <text:p text:style-name="P1">{{<text:bookmark-start text:name="GEGNER_PLZ"/>GEGNER_PLZ<text:bookmark-end text:name="GEGNER_PLZ"/>}}<text:tab/>Postleitzahl<text:span text:style-name="T1"> </text:span>des<text:span text:style-name="T1"> </text:span>Gegners</text:p>
      <text:p text:style-name="P1">{{<text:bookmark-start text:name="GEGNER_LAND"/>GEGNER_LAND<text:bookmark-end text:name="GEGNER_LAND"/>}}<text:tab/>Land<text:span text:style-name="T1"> </text:span>des<text:span text:style-name="T1"> </text:span>Gegners</text:p>
      <text:p text:style-name="P1">{{<text:bookmark-start text:name="GEGNER_TEL"/>GEGNER_TEL<text:bookmark-end text:name="GEGNER_TEL"/>}}<text:tab/>Telefonnummer<text:span text:style-name="T1"> </text:span>des<text:span text:style-name="T1"> </text:span>Gegners</text:p>
      <text:p text:style-name="P3">{{GEGNER_MOBIL}}<text:tab/>Mobilnummer<text:span text:style-name="T1"> </text:span>des<text:span text:style-name="T1"> Gegners</text:span></text:p>
      <text:p text:style-name="P1">{{<text:bookmark-start text:name="GEGNER_FAX"/>GEGNER_FAX<text:bookmark-end text:name="GEGNER_FAX"/>}}<text:tab/>Faxnummer<text:span text:style-name="T1"> </text:span>des<text:span text:style-name="T1"> </text:span>Gegners</text:p>
      <text:p text:style-name="P1">{{<text:bookmark-start text:name="GEGNER_EMAIL"/>GEGNER_EMAIL}}<text:tab/>Emailadresse<text:span text:style-name="T1"> </text:span>des<text:span text:style-name="T1"> </text:span>Gegners</text:p>
      <text:p text:style-name="P1"><text:bookmark-end text:name="GEGNER_EMAIL"/>{{<text:bookmark-start text:name="GEGNER_WWW"/>GEGNER_WWW}}<text:tab/>Homepage<text:span text:style-name="T1"> </text:span>des<text:span text:style-name="T1"> </text:span>Gegners</text:p>
      <text:p text:style-name="P1"><text:bookmark-end text:name="GEGNER_WWW"/>{{<text:bookmark-start text:name="GEGNER_BANK"/>GEGNER_BANK}}<text:tab/>Bank<text:span text:style-name="T1"> </text:span>des<text:span text:style-name="T1"> </text:span>Gegners</text:p>
      <text:p text:style-name="P1"><text:bookmark-end text:name="GEGNER_BANK"/>{{<text:bookmark-start text:name="GEGNER_BLZ"/>GEGNER_BLZ}}<text:tab/>Bankleitzahl<text:span text:style-name="T1"> </text:span>der<text:span text:style-name="T1"> </text:span>Bank<text:span text:style-name="T1"> </text:span>des<text:span text:style-name="T1"> </text:span>Gegners</text:p>
      <text:p text:style-name="P1"><text:bookmark-end text:name="GEGNER_BLZ"/>{{<text:bookmark-start text:name="GEGNER_KONTONR"/>GEGNER_KONTONR}}<text:tab/>Kontonummer<text:span text:style-name="T1"> </text:span>des<text:span text:style-name="T1"> </text:span>Gegners</text:p>
      <text:p text:style-name="P8"><text:bookmark-end text:name="GEGNER_KONTONR"/>{{<text:bookmark-start text:name="GEGNER_RECHTSSCHUTZ"/>GEGNER_RECHTSSCHUTZ}}<text:tab/>Rechtsschutz<text:span text:style-name="T1"> </text:span>des<text:span text:style-name="T1"> </text:span>Gegners <text:span text:style-name="T6">(VS-Nr.)</text:span></text:p>
      <text:p text:style-name="P8">{{GEGNER_VRECHTSSCHUTZ}}<text:tab/>Verkehrsrechtsschutz<text:span text:style-name="T1"> </text:span>des<text:span text:style-name="T1"> </text:span>Gegners <text:span text:style-name="T6">(VS-Nr.)</text:span></text:p>
      <text:p text:style-name="P8">{{<text:span text:style-name="T6">GEGNER</text:span><text:bookmark-start text:name="MANDANT_RECHTSSCHUTZ121"/>_<text:bookmark-end text:name="MANDANT_RECHTSSCHUTZ121"/><text:span text:style-name="T6">KFZVERS</text:span>}}<text:tab/><text:span text:style-name="T6">Kfz-Versicherung</text:span><text:span text:style-name="T1"> </text:span>des<text:span text:style-name="T1"> </text:span>Mandanten <text:span text:style-name="T6">(VS-Nr.)</text:span></text:p>
      <text:p text:style-name="P1">{{GEGNER<text:bookmark-start text:name="MANDANT_RECHTSSCHUTZ114"/>_<text:bookmark-end text:name="MANDANT_RECHTSSCHUTZ114"/>EIGENE1}}<text:tab/>Eigenes Feld 1</text:p>
      <text:p text:style-name="P1">{{GEGNER<text:bookmark-start text:name="MANDANT_RECHTSSCHUTZ1111"/>_<text:bookmark-end text:name="MANDANT_RECHTSSCHUTZ1111"/>EIGENE2}}<text:tab/>Eigenes Feld 2</text:p>
      <text:p text:style-name="P1">{{GEGNER<text:bookmark-start text:name="MANDANT_RECHTSSCHUTZ1121"/>_<text:bookmark-end text:name="MANDANT_RECHTSSCHUTZ1121"/>EIGENE3}}<text:tab/>Eigenes Feld 3</text:p>
      <text:p text:style-name="P1">{{GEGNER_GEB}}<text:tab/>Geburtsdatum des Gegners</text:p>
      <text:p text:style-name="P2">{{GEGNER<text:bookmark-start text:name="MANDANT_RECHTSSCHUTZ11311"/>_<text:bookmark-end text:name="MANDANT_RECHTSSCHUTZ11311"/><text:span text:style-name="T4">AKTE_KONTAKT</text:span>}}<text:tab/><text:span text:style-name="T4">Ansprechpartner </text:span>des Gegners<text:span text:style-name="T4"> innerhalb einer Akte</text:span></text:p>
      <text:p text:style-name="P2">{{GEGNER<text:bookmark-start text:name="MANDANT_RECHTSSCHUTZ11321"/>_<text:bookmark-end text:name="MANDANT_RECHTSSCHUTZ11321"/><text:span text:style-name="T4">AKTE_ZEICHEN</text:span>}}<text:tab/><text:span text:style-name="T4">AZ1/Referenz</text:span> des Gegners<text:span text:style-name="T4"> innerhalb einer Akte</text:span></text:p>
      <text:p text:style-name="P2">{{GEGNER<text:bookmark-start text:name="MANDANT_RECHTSSCHUTZ11331"/>_<text:bookmark-end text:name="MANDANT_RECHTSSCHUTZ11331"/><text:span text:style-name="T4">AKTE_EIGENE1</text:span>}}<text:tab/><text:span text:style-name="T4">Eigenes Feld 1 des Gegners innerhalb einer Akte</text:span></text:p>
      <text:p text:style-name="P2">{{GEGNER<text:bookmark-start text:name="MANDANT_RECHTSSCHUTZ11341"/>_<text:bookmark-end text:name="MANDANT_RECHTSSCHUTZ11341"/><text:span text:style-name="T4">AKTE_EIGENE2</text:span>}}<text:tab/><text:span text:style-name="T4">Eigenes Feld 2 des Gegners innerhalb einer Akte</text:span></text:p>
      <text:p text:style-name="P2">{{GEGNER<text:bookmark-start text:name="MANDANT_RECHTSSCHUTZ11351"/>_<text:bookmark-end text:name="MANDANT_RECHTSSCHUTZ11351"/><text:span text:style-name="T4">AKTE_EIGENE3</text:span>}}<text:tab/><text:span text:style-name="T4">Eigenes Feld 3 des Gegners innerhalb einer Akte</text:span></text:p>
      <text:p text:style-name="P1"/>
      <text:p text:style-name="P1">{{DRITTE_NAME}}<text:tab/>Name<text:span text:style-name="T1"> </text:span>des<text:span text:style-name="T1"> </text:span>Drittbeteiligten</text:p>
      <text:p text:style-name="P1">{{DRITTE_VORNAME}}<text:tab/>Vorname<text:span text:style-name="T1"> </text:span>des<text:span text:style-name="T1"> </text:span>Drittbeteiligten</text:p>
      <text:p text:style-name="P1">{{DRITTE_FIRMA}}<text:tab/>Firmenbezeichnung</text:p>
      <text:p text:style-name="P1">{{DRITTE_TITEL}}<text:tab/>Titel des Drittbeteiligten</text:p>
      <text:p text:style-name="P1">{{DRITTE_ANREDE}}<text:tab/>Anrede<text:span text:style-name="T1"> </text:span>des<text:span text:style-name="T1"> </text:span>Drittbeteiligten</text:p>
      <text:p text:style-name="P1">{{DRITTE_NACHTEXT}}<text:tab/>Nachtext<text:span text:style-name="T1"> </text:span>des<text:span text:style-name="T1"> </text:span>Drittbeteiligten</text:p>
      <text:p text:style-name="P1"><text:soft-page-break/>{{DRITTE_STRASSE}}<text:tab/>Strasse<text:span text:style-name="T1"> </text:span>des<text:span text:style-name="T1"> </text:span>Drittbeteiligten</text:p>
      <text:p text:style-name="P1">{{DRITTE_ORT}}<text:tab/>Ort<text:span text:style-name="T1"> </text:span>des<text:span text:style-name="T1"> </text:span>Drittbeteiligten</text:p>
      <text:p text:style-name="P1">{{DRITTE_PLZ}}<text:tab/>Postleitzahl<text:span text:style-name="T1"> </text:span>des<text:span text:style-name="T1"> </text:span>Drittbeteiligten</text:p>
      <text:p text:style-name="P1">{{DRITTE_LAND}}<text:tab/>Land<text:span text:style-name="T1"> </text:span>des<text:span text:style-name="T1"> </text:span>Drittbeteiligten</text:p>
      <text:p text:style-name="P1">{{DRITTE_TEL}}<text:tab/>Telefonnummer<text:span text:style-name="T1"> </text:span>des<text:span text:style-name="T1"> </text:span>Drittbeteiligten</text:p>
      <text:p text:style-name="P3">{{DRITTE_MOBIL}}<text:tab/>Mobilnummer<text:span text:style-name="T1"> </text:span>des<text:span text:style-name="T1"> Drittbeteiligten</text:span></text:p>
      <text:p text:style-name="P1">{{DRITTE_FAX}}<text:tab/>Faxnummer<text:span text:style-name="T1"> </text:span>des<text:span text:style-name="T1"> </text:span>Drittbeteiligten</text:p>
      <text:p text:style-name="P1">{{DRITTE_EMAIL}}<text:tab/>Emailadresse<text:span text:style-name="T1"> </text:span>des<text:span text:style-name="T1"> </text:span>Drittbeteiligten</text:p>
      <text:p text:style-name="P1">{{DRITTE_WWW}}<text:tab/>Homepage<text:span text:style-name="T1"> </text:span>des<text:span text:style-name="T1"> </text:span>Drittbeteiligten</text:p>
      <text:p text:style-name="P1">{{DRITTE_BANK}}<text:tab/>Bank<text:span text:style-name="T1"> </text:span>des<text:span text:style-name="T1"> </text:span>Drittbeteiligten</text:p>
      <text:p text:style-name="P1">{{DRITTE_BLZ}}<text:tab/>Bankleitzahl<text:span text:style-name="T1"> </text:span>der<text:span text:style-name="T1"> </text:span>Bank<text:span text:style-name="T1"> </text:span>des<text:span text:style-name="T1"> </text:span>Drittbeteiligten</text:p>
      <text:p text:style-name="P1">{{DRITTE_KONTONR}}<text:tab/>Kontonummer<text:span text:style-name="T1"> </text:span>des<text:span text:style-name="T1"> </text:span>Drittbeteiligten</text:p>
      <text:p text:style-name="P8">{{DRITTE_RECHTSSCHUTZ}}<text:tab/>Rechtsschutz<text:span text:style-name="T1"> </text:span>des<text:span text:style-name="T1"> </text:span>Drittbeteiligten <text:span text:style-name="T6">(VS-Nr.)</text:span></text:p>
      <text:p text:style-name="P8"><text:bookmark-end text:name="GEGNER_RECHTSSCHUTZ"/>{{DRITTE_VRECHTSSCHUTZ}}<text:tab/>Verkehrsrechtsschutz<text:span text:style-name="T1"> </text:span>des<text:span text:style-name="T1"> </text:span>Drittbeteiligten <text:span text:style-name="T6">(VS-Nr.)</text:span></text:p>
      <text:p text:style-name="P8">{{<text:span text:style-name="T6">DRITTE</text:span><text:bookmark-start text:name="MANDANT_RECHTSSCHUTZ122"/>_<text:bookmark-end text:name="MANDANT_RECHTSSCHUTZ122"/><text:span text:style-name="T6">KFZVERS</text:span>}}<text:tab/><text:span text:style-name="T6">Kfz-Versicherung</text:span><text:span text:style-name="T1"> </text:span>des<text:span text:style-name="T1"> </text:span><text:span text:style-name="T2">Drittbeteiligten</text:span> <text:span text:style-name="T6">(VS-Nr.)</text:span></text:p>
      <text:p text:style-name="P1">{{DRITTE<text:bookmark-start text:name="MANDANT_RECHTSSCHUTZ1141"/>_<text:bookmark-end text:name="MANDANT_RECHTSSCHUTZ1141"/>EIGENE1}}<text:tab/>Eigenes Feld 1</text:p>
      <text:p text:style-name="P1">{{DRITTE<text:bookmark-start text:name="MANDANT_RECHTSSCHUTZ11111"/>_<text:bookmark-end text:name="MANDANT_RECHTSSCHUTZ11111"/>EIGENE2}}<text:tab/>Eigenes Feld 2</text:p>
      <text:p text:style-name="P1">{{DRITTE<text:bookmark-start text:name="MANDANT_RECHTSSCHUTZ11211"/>_<text:bookmark-end text:name="MANDANT_RECHTSSCHUTZ11211"/>EIGENE3}}<text:tab/>Eigenes Feld 3</text:p>
      <text:p text:style-name="P1">{{DRITTE_GEB}}<text:tab/>Geburtsdatum des Drittbeteiligten</text:p>
      <text:p text:style-name="P2">{{DRITTE<text:bookmark-start text:name="MANDANT_RECHTSSCHUTZ113111"/>_<text:bookmark-end text:name="MANDANT_RECHTSSCHUTZ113111"/><text:span text:style-name="T4">AKTE_KONTAKT</text:span>}}<text:tab/><text:span text:style-name="T4">Ansprechpartner </text:span>des Drittbeteiligten<text:span text:style-name="T4"> innerhalb einer Akte</text:span></text:p>
      <text:p text:style-name="P2">{{DRITTE<text:bookmark-start text:name="MANDANT_RECHTSSCHUTZ113211"/>_<text:bookmark-end text:name="MANDANT_RECHTSSCHUTZ113211"/><text:span text:style-name="T4">AKTE_ZEICHEN</text:span>}}<text:tab/><text:span text:style-name="T4">AZ1/Referenz</text:span> des Drittbeteiligten<text:span text:style-name="T4"> innerhalb einer Akte</text:span></text:p>
      <text:p text:style-name="P2">{{DRITTE<text:bookmark-start text:name="MANDANT_RECHTSSCHUTZ113311"/>_<text:bookmark-end text:name="MANDANT_RECHTSSCHUTZ113311"/><text:span text:style-name="T4">AKTE_EIGENE1</text:span>}}<text:tab/><text:span text:style-name="T4">Eigenes Feld 1 des Drittbeteiligten innerhalb einer Akte</text:span></text:p>
      <text:p text:style-name="P2">{{DRITTE<text:bookmark-start text:name="MANDANT_RECHTSSCHUTZ113411"/>_<text:bookmark-end text:name="MANDANT_RECHTSSCHUTZ113411"/><text:span text:style-name="T4">AKTE_EIGENE2</text:span>}}<text:tab/><text:span text:style-name="T4">Eigenes Feld 2 des Drittbeteiligten innerhalb einer Akte</text:span></text:p>
      <text:p text:style-name="P2">{{DRITTE<text:bookmark-start text:name="MANDANT_RECHTSSCHUTZ113511"/>_<text:bookmark-end text:name="MANDANT_RECHTSSCHUTZ113511"/><text:span text:style-name="T4">AKTE_EIGENE3</text:span>}}<text:tab/><text:span text:style-name="T4">Eigenes Feld 3 des Drittbeteiligten innerhalb einer Akte</text:span></text:p>
      <text:p text:style-name="P2"><text:bookmark-start text:name="AKTE_NR"/></text:p>
      <text:p text:style-name="P1">{{AKTE_NR}}<text:tab/>Aktennummer</text:p>
      <text:p text:style-name="P1">{{AKTE_ZEICHEN}}<text:tab/>Aktenzeichen</text:p>
      <text:p text:style-name="P1"><text:bookmark-end text:name="AKTE_NR"/>{{<text:bookmark-start text:name="AKTE_BEZEICHNUNG"/>AKTE_KURZRUBRUM}}<text:tab/>Bezeichnung<text:span text:style-name="T1"> </text:span>der<text:span text:style-name="T1"> </text:span>Akte</text:p>
      <text:p text:style-name="P1"><text:bookmark-end text:name="AKTE_BEZEICHNUNG"/>{{<text:bookmark-start text:name="AKTE_NOTIZ"/>AKTE_NOTIZ}}<text:tab/>Notiz<text:span text:style-name="T1"> </text:span>zur<text:span text:style-name="T1"> </text:span>Akte</text:p>
      <text:p text:style-name="P1"><text:bookmark text:name="AKTE_ERSTELLDATUM"/><text:bookmark-start text:name="AKTE_DIKTATZEICHEN"/><text:bookmark-end text:name="AKTE_NOTIZ"/></text:p>
      <text:p text:style-name="P1"><text:bookmark-end text:name="AKTE_DIKTATZEICHEN"/>{{<text:bookmark-start text:name="AKTE_SCHADENNR"/>AKTE_SCHADENNR}}<text:tab/>Schadennummer<text:span text:style-name="T1"> </text:span>zur<text:span text:style-name="T1"> </text:span>Akte</text:p>
      <text:p text:style-name="P1"><text:bookmark-end text:name="AKTE_SCHADENNR"/>{{<text:bookmark-start text:name="AKTE_GEGENSTANDSWERT"/>AKTE_GEGENSTANDSWERT}}<text:tab/>Gegenstandswert<text:bookmark-end text:name="AKTE_GEGENSTANDSWERT"/></text:p>
      <text:p text:style-name="P1"/>
      <text:p text:style-name="P1"><text:bookmark-start text:name="AKTE_ABGELEGTAM"/>{{<text:bookmark-start text:name="AKTE_GEGENSTANDSWERT1"/>AKTE_WEGEN}}<text:tab/><text:bookmark-end text:name="AKTE_ABGELEGTAM"/><text:bookmark-end text:name="AKTE_GEGENSTANDSWERT1"/>wegen</text:p>
      <text:p text:style-name="P1">{{<text:bookmark-start text:name="AKTE_GEGENSTANDSWERT21"/>AKTE_ANWALT}}<text:tab/><text:bookmark-end text:name="AKTE_GEGENSTANDSWERT21"/>Anwalt</text:p>
      <text:p text:style-name="P1">{{<text:bookmark-start text:name="AKTE_GEGENSTANDSWERT2"/>AKTE_SACHBEARBEITER}}<text:tab/><text:bookmark-end text:name="AKTE_GEGENSTANDSWERT2"/>Bearbeiter</text:p>
      <text:p text:style-name="P1"/>
      <text:p text:style-name="P1">{{AKTE<text:bookmark-start text:name="MANDANT_RECHTSSCHUTZ115"/>_<text:bookmark-end text:name="MANDANT_RECHTSSCHUTZ115"/>EIGENE1}}<text:tab/>Eigenes Feld 1</text:p>
      <text:p text:style-name="P1">{{AKTE<text:bookmark-start text:name="MANDANT_RECHTSSCHUTZ1112"/>_<text:bookmark-end text:name="MANDANT_RECHTSSCHUTZ1112"/>EIGENE2}}<text:tab/>Eigenes Feld 2</text:p>
      <text:p text:style-name="P1">{{AKTE_EIGENE3}}<text:tab/>Eigenes Feld 3<text:bookmark-start text:name="AKTE_WIEDERVORLAGEGRUND"/></text:p>
      <text:p text:style-name="P1"><text:bookmark-end text:name="AKTE_WIEDERVORLAGEGRUND"/><text:bookmark-end text:name="__DdeLink__510_956062370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18:38:43</meta:creation-date>
    <meta:generator>LibreOffice/5.1.6.2$Linux_X86_64 LibreOffice_project/10m0$Build-2</meta:generator>
    <dc:date>2019-05-29T22:13:35.267290131</dc:date>
    <meta:editing-duration>PT1H52M6S</meta:editing-duration>
    <meta:editing-cycles>35</meta:editing-cycles>
    <meta:document-statistic meta:table-count="0" meta:image-count="0" meta:object-count="0" meta:page-count="3" meta:paragraph-count="125" meta:word-count="557" meta:character-count="5716" meta:non-whitespace-character-count="5285"/>
  </office:meta>
</office:document-meta>
</file>